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Liberation Sans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AWS API Gateway How-To</text:span></text:p>
            <text:p text:style-name="P1"><text:span text:style-name="T1"/></text:p>
            <text:p text:style-name="P1"><text:span text:style-name="T2">10/28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goal of this is to create a functioning API with AWS API Gateway</text:p>
              </text:list-item>
              <text:list-item>
                <text:p>More involved than previous session, touching on more of AWS</text:p>
              </text:list-item>
              <text:list-item>
                <text:p>AWS Components:</text:p>
              </text:list-item>
            </text:list>
            <text:list text:style-name="L4">
              <text:list-item>
                <text:p text:style-name="P4"><text:s/>IAM </text:p>
              </text:list-item>
              <text:list-item>
                <text:p text:style-name="P4"><text:s/>DynamoDB</text:p>
              </text:list-item>
              <text:list-item>
                <text:p text:style-name="P4"><text:s/>Lambda</text:p>
              </text:list-item>
              <text:list-item>
                <text:p text:style-name="P4"><text:s/>API Gateway</text:p>
              </text:list-item>
            </text:list>
            <text:list text:style-name="L5">
              <text:list-item>
                <text:p text:style-name="P5">Note: names are import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: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IAM &gt; Roles</text:p>
              </text:list-item>
              <text:list-item>
                <text:p>Create a role called <text:span text:style-name="T3">lambda_basic_execution</text:span></text:p>
              </text:list-item>
              <text:list-item>
                <text:p>Role Type (trusted service) is API Gateway, we’ll add Lambda later</text:p>
              </text:list-item>
              <text:list-item>
                <text:p>Add <text:span text:style-name="T3">lambda.amazonaws.com</text:span> to trusted services</text:p>
              </text:list-item>
              <text:list-item>
                <text:p>Attach manages policies; <text:span text:style-name="T3">AmazonDynamoDBFullAccess</text:span> and <text:span text:style-name="T3">AWSLambdaExecute</text:span></text:p>
              </text:list-item>
              <text:list-item>
                <text:p><text:span text:style-name="T4">Note this is not an IAM dem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I: Dynam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DynamoDB press <text:span text:style-name="T3">Create Table</text:span></text:p>
              </text:list-item>
              <text:list-item>
                <text:p>Call the table <text:span text:style-name="T3">urly</text:span></text:p>
              </text:list-item>
              <text:list-item>
                <text:p>Make the Primary key <text:span text:style-name="T3">url_name</text:span></text:p>
              </text:list-item>
              <text:list-item>
                <text:p>Smash <text:span text:style-name="T3">Create</text:span> but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II: Lamb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Lambda</text:p>
              </text:list-item>
              <text:list-item>
                <text:p>Get the code for shorty.py in your cut-n-paste buffer: <text:a xlink:href="http://tinyurl.com/shortypy" xlink:type="simple">http://tinyurl.com/shortypy</text:a></text:p>
              </text:list-item>
              <text:list-item>
                <text:p>Create a new blank Lambda function with no triggers</text:p>
              </text:list-item>
              <text:list-item>
                <text:p text:style-name="P4">Name: shorty</text:p>
              </text:list-item>
              <text:list-item>
                <text:p text:style-name="P4">Runtime: Python 2.7</text:p>
              </text:list-item>
              <text:list-item>
                <text:p text:style-name="P4">Handler: lambda_function.request_handler</text:p>
              </text:list-item>
              <text:list-item>
                <text:p text:style-name="P4">Existing role: lambda_basic_execution</text:p>
              </text:list-item>
              <text:list-item>
                <text:p text:style-name="P4">Next &gt; Creat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0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the fun begins! If I go too fast launch something at me!</text:p>
              </text:list-item>
              <text:list-item>
                <text:p>Navigate to API Gateway and Get Started</text:p>
              </text:list-item>
              <text:list-item>
                <text:p>Create a resource called <text:span text:style-name="T3">url</text:span> and Enable API Gateway CORS</text:p>
              </text:list-item>
              <text:list-item>
                <text:p>Now select the OPTIONS method and we can look at the life cycle of a request before we continue. </text:p>
              </text:list-item>
              <text:list-item>
                <text:p>Request life cycle: Method Request &gt; Integration Request &gt; Work(our lambda) &gt; Integration Response &gt; Method Respo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1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ing the <text:span text:style-name="T3">url</text:span> resource</text:p>
              </text:list-item>
              <text:list-item>
                <text:p>Now click on the <text:span text:style-name="T3">url</text:span> resource and use Actions to create a method (POST) hint: check the check mark</text:p>
              </text:list-item>
              <text:list-item>
                <text:p>Integration type: Lambda Function</text:p>
              </text:list-item>
              <text:list-item>
                <text:p>Lambda Region: e.g. us-west-2</text:p>
              </text:list-item>
              <text:list-item>
                <text:p>Lambda Function: shorty</text:p>
              </text:list-item>
              <text:list-item>
                <text:p>Strike Save and let it add the permission to allow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27T18:33:22.197843000</dc:date>
    <meta:editing-duration>PT27M1S</meta:editing-duration>
    <meta:editing-cycles>9</meta:editing-cycles>
    <meta:generator>LibreOffice/5.1.2.2$MacOSX_X86_64 LibreOffice_project/d3bf12ecb743fc0d20e0be0c58ca359301eb705f</meta:generator>
    <meta:document-statistic meta:object-count="49"/>
  </office:meta>
</office:document-meta>
</file>